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2" style:family="paragraph" style:parent-style-name="Heading_20_1">
      <style:text-properties style:font-name="Arial"/>
    </style:style>
    <style:style style:name="P3" style:family="paragraph" style:parent-style-name="Heading_20_1">
      <style:paragraph-properties fo:margin-top="0.353cm" fo:margin-bottom="0cm" fo:line-height="114%" style:writing-mode="lr-tb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9.8000001907348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14%" style:writing-mode="lr-tb"/>
      <style:text-properties style:font-name="Arial"/>
    </style:style>
    <style:style style:name="P8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/>
    </style:style>
    <style:style style:name="P9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9.80000019073486pt" fo:font-style="normal" style:text-underline-style="none" fo:font-weight="normal" style:text-blinking="false" fo:background-color="transparent"/>
    </style:style>
    <style:style style:name="P10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0.4499998092651pt" fo:font-style="normal" style:text-underline-style="none" fo:font-weight="bold" style:text-blinking="false" fo:background-color="transparent"/>
    </style:style>
    <style:style style:name="P11" style:family="paragraph" style:parent-style-name="Heading_20_3">
      <style:paragraph-properties fo:margin-top="0.282cm" fo:margin-bottom="0cm" fo:line-height="114%" style:writing-mode="lr-tb"/>
      <style:text-properties style:font-name="Arial"/>
    </style:style>
    <style:style style:name="T1" style:family="text">
      <style:text-properties fo:font-size="9.80000019073486pt" fo:font-style="normal" fo:font-weight="normal"/>
    </style:style>
    <style:style style:name="T2" style:family="text">
      <style:text-properties fo:font-variant="normal" fo:text-transform="none" fo:color="#000000" style:text-line-through-style="none" style:font-name="Oxygen" fo:font-size="9.80000019073486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2.4499998092651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9.80000019073486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666666" style:text-line-through-style="none" fo:font-size="10.4499998092651pt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för PHP-projektet Springsidan <text:s/></text:h>
      <text:p text:style-name="P4">_____________________________________________________________________</text:p>
      <text:h text:style-name="P2" text:outline-level="1"><text:span text:style-name="T3">TF1.1 <text:line-break/>Registrera användare</text:span></text:h>
      <text:p text:style-name="P7"><text:span text:style-name="T4">Syfte att en ny användare kan registrera sig för användning av Springsidan.</text:span></text:p>
      <text:p text:style-name="P5"/>
      <text:h text:style-name="P10" text:outline-level="3">Efterkrav</text:h>
      <text:p text:style-name="P6">Användaren kan logga in sig på sidan.</text:p>
      <text:p text:style-name="P5"/>
      <text:h text:style-name="P11" text:outline-level="3"><text:span text:style-name="T5">Scenario</text:span></text:h>
      <text:list xml:id="list6043358060301955061" text:style-name="L1">
        <text:list-item>
          <text:p text:style-name="P8"><text:span text:style-name="T1">Startsidan-&gt;Registrera användare</text:span></text:p>
        </text:list-item>
        <text:list-item>
          <text:p text:style-name="P9">Formulär visas</text:p>
        </text:list-item>
        <text:list-item>
          <text:p text:style-name="P9">Fyll i valfritt användarnamn, lösenord, e-postadress. Klicka på Registrera.</text:p>
        </text:list-item>
        <text:list-item>
          <text:p text:style-name="P9">Bekräftelsemeddelande att registreringen lyckades.</text:p>
        </text:list-item>
      </text:list>
      <text:p text:style-name="P4">_____________________________________________________________________</text:p>
      <text:h text:style-name="P3" text:outline-level="1"><text:span text:style-name="T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09-21T15:20:31</dc:date>
    <meta:editing-duration>PT13M42S</meta:editing-duration>
    <meta:editing-cycles>3</meta:editing-cycles>
    <meta:document-statistic meta:table-count="0" meta:image-count="0" meta:object-count="0" meta:page-count="1" meta:paragraph-count="12" meta:word-count="51" meta:character-count="513"/>
  </office:meta>
</office:document-meta>
</file>